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d3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8:30:42.855905061</meta:creation-date>
    <meta:generator>LibreOffice/24.2.7.2$Linux_X86_64 LibreOffice_project/420$Build-2</meta:generator>
    <dc:date>2025-10-04T18:31:33.602035394</dc:date>
    <meta:editing-duration>PT50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